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80%" draw:textarea-horizontal-align="justify" draw:textarea-vertical-align="middle" draw:auto-grow-height="false" fo:min-height="0.95cm" fo:min-width="11.6cm" draw:shadow-opacity="80%"/>
      <style:paragraph-properties style:writing-mode="lr-tb"/>
    </style:style>
    <style:style style:name="gr2" style:family="graphic" style:parent-style-name="objectwithoutfill">
      <style:graphic-properties draw:fill="none" draw:opacity="80%" draw:textarea-vertical-align="middle" draw:shadow-opacity="80%"/>
    </style:style>
    <style:style style:name="gr3" style:family="graphic" style:parent-style-name="standard">
      <style:graphic-properties draw:fill="solid" draw:fill-color="#729fcf" draw:opacity="80%" draw:textarea-horizontal-align="justify" draw:textarea-vertical-align="middle" draw:auto-grow-height="false" fo:min-height="0.95cm" fo:min-width="11.5cm" draw:shadow-opacity="80%"/>
    </style:style>
    <style:style style:name="gr4" style:family="graphic" style:parent-style-name="standard">
      <style:graphic-properties draw:fill="solid" draw:fill-color="#729fcf" draw:opacity="80%" draw:textarea-horizontal-align="justify" draw:textarea-vertical-align="middle" draw:auto-grow-height="false" fo:min-height="0.389cm" fo:min-width="10.776cm" draw:shadow-opacity="80%"/>
    </style:style>
    <style:style style:name="gr5" style:family="graphic" style:parent-style-name="standard">
      <style:graphic-properties draw:fill="none" draw:opacity="80%" draw:textarea-horizontal-align="justify" draw:textarea-vertical-align="middle" draw:auto-grow-height="false" fo:min-height="0.388cm" fo:min-width="10.867cm" draw:shadow-opacity="80%"/>
      <style:paragraph-properties style:writing-mode="lr-tb"/>
    </style:style>
    <style:style style:name="gr6" style:family="graphic" style:parent-style-name="standard">
      <style:graphic-properties draw:fill="none" draw:opacity="80%" draw:textarea-horizontal-align="justify" draw:textarea-vertical-align="middle" draw:auto-grow-height="false" fo:min-height="11.75cm" fo:min-width="0.1cm" draw:shadow-opacity="80%"/>
      <style:paragraph-properties style:writing-mode="lr-tb"/>
    </style:style>
    <style:style style:name="gr7" style:family="graphic" style:parent-style-name="standard">
      <style:graphic-properties draw:fill="solid" draw:fill-color="#729fcf" draw:opacity="80%" draw:textarea-horizontal-align="justify" draw:textarea-vertical-align="middle" draw:auto-grow-height="false" fo:min-height="11.75cm" fo:min-width="0.1cm" draw:shadow-opacity="80%"/>
    </style:style>
    <style:style style:name="gr8" style:family="graphic" style:parent-style-name="standard">
      <style:graphic-properties draw:fill="none" draw:opacity="80%" draw:textarea-horizontal-align="justify" draw:textarea-vertical-align="middle" draw:auto-grow-height="false" fo:min-height="0.95cm" fo:min-width="0.1cm" draw:shadow-opacity="80%"/>
      <style:paragraph-properties style:writing-mode="lr-tb"/>
    </style:style>
    <style:style style:name="gr9" style:family="graphic" style:parent-style-name="standard">
      <style:graphic-properties draw:fill="solid" draw:fill-color="#729fcf" draw:opacity="80%" draw:textarea-horizontal-align="justify" draw:textarea-vertical-align="middle" draw:auto-grow-height="false" fo:min-height="0.95cm" fo:min-width="0.1cm" draw:shadow-opacity="80%"/>
    </style:style>
    <style:style style:name="gr10" style:family="graphic" style:parent-style-name="standard">
      <style:graphic-properties draw:fill="none" draw:opacity="80%" draw:textarea-horizontal-align="justify" draw:textarea-vertical-align="middle" draw:auto-grow-height="false" fo:min-height="0.65cm" fo:min-width="0.1cm" draw:shadow-opacity="80%"/>
      <style:paragraph-properties style:writing-mode="lr-tb"/>
    </style:style>
    <style:style style:name="gr11" style:family="graphic" style:parent-style-name="standard">
      <style:graphic-properties draw:fill="solid" draw:fill-color="#729fcf" draw:opacity="80%" draw:textarea-horizontal-align="justify" draw:textarea-vertical-align="middle" draw:auto-grow-height="false" fo:min-height="0.65cm" fo:min-width="0.1cm" draw:shadow-opacity="80%"/>
    </style:style>
    <style:style style:name="P1" style:family="paragraph">
      <loext:graphic-properties draw:fill="none" draw:opacity="80%"/>
      <style:paragraph-properties fo:text-align="center" style:writing-mode="lr-tb"/>
    </style:style>
    <style:style style:name="P2" style:family="paragraph">
      <loext:graphic-properties draw:fill="none" draw:opacity="80%"/>
      <style:paragraph-properties fo:text-align="center"/>
    </style:style>
    <style:style style:name="P3" style:family="paragraph">
      <loext:graphic-properties draw:fill="solid" draw:fill-color="#729fcf" draw:opacity="80%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1cm" svg:height="1.2cm" draw:transform="rotate (-1.5707963267949) translate (7.2cm 6.2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7.2cm" svg:y1="18.3cm" svg:x2="7.1cm" svg:y2="18.5cm">
            <text:p/>
          </draw:line>
          <draw:line draw:style-name="gr2" draw:text-style-name="P2" draw:layer="layout" svg:x1="7.2cm" svg:y1="6.2cm" svg:x2="7.1cm" svg:y2="6.5cm">
            <text:p/>
          </draw:line>
          <draw:line draw:style-name="gr2" draw:text-style-name="P2" draw:layer="layout" svg:x1="6cm" svg:y1="6.2cm" svg:x2="5.9cm" svg:y2="6.5cm">
            <text:p/>
          </draw:line>
          <draw:line draw:style-name="gr2" draw:text-style-name="P2" draw:layer="layout" svg:x1="6cm" svg:y1="18.3cm" svg:x2="5.9cm" svg:y2="18.5cm">
            <text:p/>
          </draw:line>
          <draw:custom-shape draw:style-name="gr3" draw:text-style-name="P3" draw:layer="layout" svg:width="12cm" svg:height="1.2cm" draw:transform="rotate (-1.5707963267949) translate (7.1cm 6.5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1" draw:text-style-name="P1" draw:layer="layout" svg:width="12.1cm" svg:height="1.2cm" draw:transform="rotate (-1.5707963267949) translate (15.5cm 6.2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15.5cm" svg:y1="18.3cm" svg:x2="15.4cm" svg:y2="18.5cm">
            <text:p/>
          </draw:line>
          <draw:line draw:style-name="gr2" draw:text-style-name="P2" draw:layer="layout" svg:x1="15.5cm" svg:y1="6.2cm" svg:x2="15.4cm" svg:y2="6.5cm">
            <text:p/>
          </draw:line>
          <draw:line draw:style-name="gr2" draw:text-style-name="P2" draw:layer="layout" svg:x1="14.3cm" svg:y1="6.2cm" svg:x2="14.2cm" svg:y2="6.5cm">
            <text:p/>
          </draw:line>
          <draw:line draw:style-name="gr2" draw:text-style-name="P2" draw:layer="layout" svg:x1="14.3cm" svg:y1="18.3cm" svg:x2="14.2cm" svg:y2="18.5cm">
            <text:p/>
          </draw:line>
          <draw:custom-shape draw:style-name="gr3" draw:text-style-name="P3" draw:layer="layout" svg:width="12cm" svg:height="1.2cm" draw:transform="rotate (-1.5707963267949) translate (15.4cm 6.5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4" draw:text-style-name="P3" draw:layer="layout" svg:width="11.276cm" svg:height="0.639cm" draw:transform="skewX (0.810530904626167) rotate (-0.757821961215938) translate (7.207cm 7.497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5" draw:text-style-name="P1" draw:layer="layout" svg:width="11.367cm" svg:height="0.638cm" draw:transform="skewX (0.812799832653759) rotate (-0.757996494141138) translate (6.926cm 7.311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line draw:style-name="gr2" draw:text-style-name="P2" draw:layer="layout" svg:x1="14.256cm" svg:y1="15.124cm" svg:x2="14.47cm" svg:y2="15.253cm">
            <text:p/>
          </draw:line>
          <draw:line draw:style-name="gr2" draw:text-style-name="P2" draw:layer="layout" svg:x1="6.001cm" svg:y1="7.31cm" svg:x2="6.283cm" svg:y2="7.504cm">
            <text:p/>
          </draw:line>
          <draw:line draw:style-name="gr2" draw:text-style-name="P2" draw:layer="layout" svg:x1="6.929cm" svg:y1="7.31cm" svg:x2="7.211cm" svg:y2="7.504cm">
            <text:p/>
          </draw:line>
          <draw:line draw:style-name="gr2" draw:text-style-name="P2" draw:layer="layout" svg:x1="15.184cm" svg:y1="15.124cm" svg:x2="15.398cm" svg:y2="15.253cm">
            <text:p/>
          </draw:line>
        </draw:g>
        <draw:g>
          <draw:custom-shape draw:style-name="gr6" draw:text-style-name="P1" draw:layer="layout" svg:width="0.6cm" svg:height="12cm" draw:transform="rotate (-1.5707963267949) translate (16.7cm 15.5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16.7cm" svg:y1="16.1cm" svg:x2="16.5cm" svg:y2="16.7cm">
            <text:p/>
          </draw:line>
          <draw:line draw:style-name="gr2" draw:text-style-name="P2" draw:layer="layout" svg:x1="4.7cm" svg:y1="16.1cm" svg:x2="4.5cm" svg:y2="16.7cm">
            <text:p/>
          </draw:line>
          <draw:line draw:style-name="gr2" draw:text-style-name="P2" draw:layer="layout" svg:x1="4.7cm" svg:y1="15.5cm" svg:x2="4.5cm" svg:y2="16.1cm">
            <text:p/>
          </draw:line>
          <draw:line draw:style-name="gr2" draw:text-style-name="P2" draw:layer="layout" svg:x1="16.7cm" svg:y1="15.5cm" svg:x2="16.5cm" svg:y2="16.1cm">
            <text:p/>
          </draw:line>
          <draw:custom-shape draw:style-name="gr7" draw:text-style-name="P3" draw:layer="layout" svg:width="0.6cm" svg:height="12cm" draw:transform="rotate (-1.5707963267949) translate (16.5cm 16.1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" draw:text-style-name="P1" draw:layer="layout" svg:width="0.6cm" svg:height="12cm" draw:transform="rotate (-1.5707963267949) translate (15.8cm 18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15.8cm" svg:y1="18.6cm" svg:x2="15.6cm" svg:y2="19.2cm">
            <text:p/>
          </draw:line>
          <draw:line draw:style-name="gr2" draw:text-style-name="P2" draw:layer="layout" svg:x1="3.8cm" svg:y1="18.6cm" svg:x2="3.6cm" svg:y2="19.2cm">
            <text:p/>
          </draw:line>
          <draw:line draw:style-name="gr2" draw:text-style-name="P2" draw:layer="layout" svg:x1="3.8cm" svg:y1="18cm" svg:x2="3.6cm" svg:y2="18.6cm">
            <text:p/>
          </draw:line>
          <draw:line draw:style-name="gr2" draw:text-style-name="P2" draw:layer="layout" svg:x1="15.8cm" svg:y1="18cm" svg:x2="15.6cm" svg:y2="18.6cm">
            <text:p/>
          </draw:line>
          <draw:custom-shape draw:style-name="gr7" draw:text-style-name="P3" draw:layer="layout" svg:width="0.6cm" svg:height="12cm" draw:transform="rotate (-1.5707963267949) translate (15.6cm 18.6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8" draw:text-style-name="P1" draw:layer="layout" svg:width="0.6cm" svg:height="1.2cm" svg:x="5.4cm" svg:y="6.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cm" svg:y1="6.4cm" svg:x2="4.4cm" svg:y2="11.2cm">
            <text:p/>
          </draw:line>
          <draw:line draw:style-name="gr2" draw:text-style-name="P2" draw:layer="layout" svg:x1="5.4cm" svg:y1="6.4cm" svg:x2="3.8cm" svg:y2="11.2cm">
            <text:p/>
          </draw:line>
          <draw:line draw:style-name="gr2" draw:text-style-name="P2" draw:layer="layout" svg:x1="6cm" svg:y1="7.6cm" svg:x2="4.4cm" svg:y2="12.4cm">
            <text:p/>
          </draw:line>
          <draw:line draw:style-name="gr2" draw:text-style-name="P2" draw:layer="layout" svg:x1="5.4cm" svg:y1="7.6cm" svg:x2="3.8cm" svg:y2="12.4cm">
            <text:p/>
          </draw:line>
          <draw:custom-shape draw:style-name="gr9" draw:text-style-name="P3" draw:layer="layout" svg:width="0.6cm" svg:height="1.2cm" svg:x="3.8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0.6cm" svg:height="1.2cm" svg:x="15.5cm" svg:y="6.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1cm" svg:y1="6.4cm" svg:x2="14.5cm" svg:y2="11.2cm">
            <text:p/>
          </draw:line>
          <draw:line draw:style-name="gr2" draw:text-style-name="P2" draw:layer="layout" svg:x1="15.5cm" svg:y1="6.4cm" svg:x2="13.9cm" svg:y2="11.2cm">
            <text:p/>
          </draw:line>
          <draw:line draw:style-name="gr2" draw:text-style-name="P2" draw:layer="layout" svg:x1="16.1cm" svg:y1="7.6cm" svg:x2="14.5cm" svg:y2="12.4cm">
            <text:p/>
          </draw:line>
          <draw:line draw:style-name="gr2" draw:text-style-name="P2" draw:layer="layout" svg:x1="15.5cm" svg:y1="7.6cm" svg:x2="13.9cm" svg:y2="12.4cm">
            <text:p/>
          </draw:line>
          <draw:custom-shape draw:style-name="gr9" draw:text-style-name="P3" draw:layer="layout" svg:width="0.6cm" svg:height="1.2cm" svg:x="13.9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6cm" svg:height="12cm" draw:transform="rotate (-1.5707963267949) translate (15.8cm 9.2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15.8cm" svg:y1="9.8cm" svg:x2="15.6cm" svg:y2="10.4cm">
            <text:p/>
          </draw:line>
          <draw:line draw:style-name="gr2" draw:text-style-name="P2" draw:layer="layout" svg:x1="3.8cm" svg:y1="9.8cm" svg:x2="3.6cm" svg:y2="10.4cm">
            <text:p/>
          </draw:line>
          <draw:line draw:style-name="gr2" draw:text-style-name="P2" draw:layer="layout" svg:x1="3.8cm" svg:y1="9.2cm" svg:x2="3.6cm" svg:y2="9.8cm">
            <text:p/>
          </draw:line>
          <draw:line draw:style-name="gr2" draw:text-style-name="P2" draw:layer="layout" svg:x1="15.8cm" svg:y1="9.2cm" svg:x2="15.6cm" svg:y2="9.8cm">
            <text:p/>
          </draw:line>
          <draw:custom-shape draw:style-name="gr7" draw:text-style-name="P3" draw:layer="layout" svg:width="0.6cm" svg:height="12cm" draw:transform="rotate (-1.5707963267949) translate (15.6cm 9.8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" draw:text-style-name="P1" draw:layer="layout" svg:width="0.6cm" svg:height="12cm" draw:transform="rotate (-1.5707963267949) translate (16.7cm 6.7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16.7cm" svg:y1="7.3cm" svg:x2="16.5cm" svg:y2="7.9cm">
            <text:p/>
          </draw:line>
          <draw:line draw:style-name="gr2" draw:text-style-name="P2" draw:layer="layout" svg:x1="4.7cm" svg:y1="7.3cm" svg:x2="4.5cm" svg:y2="7.9cm">
            <text:p/>
          </draw:line>
          <draw:line draw:style-name="gr2" draw:text-style-name="P2" draw:layer="layout" svg:x1="4.7cm" svg:y1="6.7cm" svg:x2="4.5cm" svg:y2="7.3cm">
            <text:p/>
          </draw:line>
          <draw:line draw:style-name="gr2" draw:text-style-name="P2" draw:layer="layout" svg:x1="16.7cm" svg:y1="6.7cm" svg:x2="16.5cm" svg:y2="7.3cm">
            <text:p/>
          </draw:line>
          <draw:custom-shape draw:style-name="gr7" draw:text-style-name="P3" draw:layer="layout" svg:width="0.6cm" svg:height="12cm" draw:transform="rotate (-1.5707963267949) translate (16.5cm 7.3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10" draw:text-style-name="P1" draw:layer="layout" svg:width="0.6cm" svg:height="0.9cm" svg:x="13.8cm" svg:y="12.7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line draw:style-name="gr2" draw:text-style-name="P2" draw:layer="layout" svg:x1="14.4cm" svg:y1="13.6cm" svg:x2="13.1cm" svg:y2="12.3cm">
            <text:p/>
          </draw:line>
          <draw:line draw:style-name="gr2" draw:text-style-name="P2" draw:layer="layout" svg:x1="13.8cm" svg:y1="13.6cm" svg:x2="12.5cm" svg:y2="12.3cm">
            <text:p/>
          </draw:line>
          <draw:line draw:style-name="gr2" draw:text-style-name="P2" draw:layer="layout" svg:x1="14.4cm" svg:y1="12.7cm" svg:x2="13.1cm" svg:y2="11.4cm">
            <text:p/>
          </draw:line>
          <draw:line draw:style-name="gr2" draw:text-style-name="P2" draw:layer="layout" svg:x1="13.8cm" svg:y1="12.7cm" svg:x2="12.5cm" svg:y2="11.4cm">
            <text:p/>
          </draw:line>
          <draw:custom-shape draw:style-name="gr11" draw:text-style-name="P3" draw:layer="layout" svg:width="0.6cm" svg:height="0.9cm" svg:x="12.5cm" svg:y="11.4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8" draw:text-style-name="P1" draw:layer="layout" svg:width="0.6cm" svg:height="1.2cm" svg:x="13.9cm" svg:y="15.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4.5cm" svg:y1="15.3cm" svg:x2="12.9cm" svg:y2="20.1cm">
            <text:p/>
          </draw:line>
          <draw:line draw:style-name="gr2" draw:text-style-name="P2" draw:layer="layout" svg:x1="13.9cm" svg:y1="15.3cm" svg:x2="12.3cm" svg:y2="20.1cm">
            <text:p/>
          </draw:line>
          <draw:line draw:style-name="gr2" draw:text-style-name="P2" draw:layer="layout" svg:x1="14.5cm" svg:y1="16.5cm" svg:x2="12.9cm" svg:y2="21.3cm">
            <text:p/>
          </draw:line>
          <draw:line draw:style-name="gr2" draw:text-style-name="P2" draw:layer="layout" svg:x1="13.9cm" svg:y1="16.5cm" svg:x2="12.3cm" svg:y2="21.3cm">
            <text:p/>
          </draw:line>
          <draw:custom-shape draw:style-name="gr9" draw:text-style-name="P3" draw:layer="layout" svg:width="0.6cm" svg:height="1.2cm" svg:x="12.3cm" svg:y="20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2.1cm" svg:height="1.2cm" draw:transform="rotate (-1.5707963267949) translate (14.4cm 9.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14.4cm" svg:y1="21.7cm" svg:x2="14.3cm" svg:y2="21.9cm">
            <text:p/>
          </draw:line>
          <draw:line draw:style-name="gr2" draw:text-style-name="P2" draw:layer="layout" svg:x1="14.4cm" svg:y1="9.6cm" svg:x2="14.3cm" svg:y2="9.9cm">
            <text:p/>
          </draw:line>
          <draw:line draw:style-name="gr2" draw:text-style-name="P2" draw:layer="layout" svg:x1="13.2cm" svg:y1="9.6cm" svg:x2="13.1cm" svg:y2="9.9cm">
            <text:p/>
          </draw:line>
          <draw:line draw:style-name="gr2" draw:text-style-name="P2" draw:layer="layout" svg:x1="13.2cm" svg:y1="21.7cm" svg:x2="13.1cm" svg:y2="21.9cm">
            <text:p/>
          </draw:line>
          <draw:custom-shape draw:style-name="gr3" draw:text-style-name="P3" draw:layer="layout" svg:width="12cm" svg:height="1.2cm" draw:transform="rotate (-1.5707963267949) translate (14.3cm 9.9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8" draw:text-style-name="P1" draw:layer="layout" svg:width="0.6cm" svg:height="1.2cm" svg:x="7.2cm" svg:y="15.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8cm" svg:y1="15.3cm" svg:x2="6.2cm" svg:y2="20.1cm">
            <text:p/>
          </draw:line>
          <draw:line draw:style-name="gr2" draw:text-style-name="P2" draw:layer="layout" svg:x1="7.2cm" svg:y1="15.3cm" svg:x2="5.6cm" svg:y2="20.1cm">
            <text:p/>
          </draw:line>
          <draw:line draw:style-name="gr2" draw:text-style-name="P2" draw:layer="layout" svg:x1="7.8cm" svg:y1="16.5cm" svg:x2="6.2cm" svg:y2="21.3cm">
            <text:p/>
          </draw:line>
          <draw:line draw:style-name="gr2" draw:text-style-name="P2" draw:layer="layout" svg:x1="7.2cm" svg:y1="16.5cm" svg:x2="5.6cm" svg:y2="21.3cm">
            <text:p/>
          </draw:line>
          <draw:custom-shape draw:style-name="gr9" draw:text-style-name="P3" draw:layer="layout" svg:width="0.6cm" svg:height="1.2cm" svg:x="5.6cm" svg:y="20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2.1cm" svg:height="1.2cm" draw:transform="rotate (-1.5707963267949) translate (6.1cm 9.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6.1cm" svg:y1="21.7cm" svg:x2="6cm" svg:y2="21.9cm">
            <text:p/>
          </draw:line>
          <draw:line draw:style-name="gr2" draw:text-style-name="P2" draw:layer="layout" svg:x1="6.1cm" svg:y1="9.6cm" svg:x2="6cm" svg:y2="9.9cm">
            <text:p/>
          </draw:line>
          <draw:line draw:style-name="gr2" draw:text-style-name="P2" draw:layer="layout" svg:x1="4.9cm" svg:y1="9.6cm" svg:x2="4.8cm" svg:y2="9.9cm">
            <text:p/>
          </draw:line>
          <draw:line draw:style-name="gr2" draw:text-style-name="P2" draw:layer="layout" svg:x1="4.9cm" svg:y1="21.7cm" svg:x2="4.8cm" svg:y2="21.9cm">
            <text:p/>
          </draw:line>
          <draw:custom-shape draw:style-name="gr3" draw:text-style-name="P3" draw:layer="layout" svg:width="12cm" svg:height="1.2cm" draw:transform="rotate (-1.5707963267949) translate (6cm 9.9cm)">
            <text:p/>
            <draw:enhanced-geometry svg:viewBox="0 0 21600 21600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5T20:19:19.826881810</meta:creation-date>
    <dc:date>2022-01-07T14:31:36.448057263</dc:date>
    <meta:editing-duration>PT7M6S</meta:editing-duration>
    <meta:editing-cycles>2</meta:editing-cycles>
    <meta:generator>LibreOffice/7.2.4.1$Linux_X86_64 LibreOffice_project/20$Build-1</meta:generator>
    <meta:document-statistic meta:object-count="98"/>
  </office:meta>
</office:document-meta>
</file>